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19f88c" officeooo:paragraph-rsid="0019f88c" style:font-size-asian="14pt" style:font-size-complex="16pt"/>
    </style:style>
    <style:style style:name="P2" style:family="paragraph" style:parent-style-name="Standard">
      <style:paragraph-properties fo:text-align="center" style:justify-single-word="false"/>
      <style:text-properties fo:font-size="16pt" officeooo:rsid="0019f88c" officeooo:paragraph-rsid="0018daec" style:font-size-asian="14pt" style:font-size-complex="16pt"/>
    </style:style>
    <style:style style:name="P3" style:family="paragraph" style:parent-style-name="Standard">
      <style:paragraph-properties fo:text-align="start" style:justify-single-word="false"/>
      <style:text-properties fo:font-size="16pt" officeooo:rsid="001bfac2" officeooo:paragraph-rsid="001bfac2" style:font-size-asian="14pt" style:font-size-complex="16pt"/>
    </style:style>
    <style:style style:name="P4" style:family="paragraph" style:parent-style-name="Standard">
      <style:paragraph-properties fo:text-align="start" style:justify-single-word="false"/>
      <style:text-properties fo:font-size="16pt" officeooo:rsid="00230146" officeooo:paragraph-rsid="00268d55" style:font-size-asian="14pt" style:font-size-complex="16pt"/>
    </style:style>
    <style:style style:name="P5" style:family="paragraph" style:parent-style-name="Standard">
      <style:paragraph-properties fo:text-align="start" style:justify-single-word="false"/>
      <style:text-properties fo:font-size="16pt" officeooo:rsid="0024352b" officeooo:paragraph-rsid="0024352b" style:font-size-asian="14pt" style:font-size-complex="16pt"/>
    </style:style>
    <style:style style:name="P6" style:family="paragraph" style:parent-style-name="Standard">
      <style:paragraph-properties fo:text-align="start" style:justify-single-word="false"/>
      <style:text-properties fo:font-size="16pt" officeooo:rsid="001a30c7" officeooo:paragraph-rsid="0019f88c" style:font-size-asian="14pt" style:font-size-complex="16pt"/>
    </style:style>
    <style:style style:name="P7" style:family="paragraph" style:parent-style-name="Standard">
      <style:paragraph-properties fo:text-align="start" style:justify-single-word="false"/>
      <style:text-properties fo:font-size="12pt" officeooo:rsid="00269748" officeooo:paragraph-rsid="00269748" style:font-size-asian="10.5pt" style:font-size-complex="12pt"/>
    </style:style>
    <style:style style:name="P8" style:family="paragraph" style:parent-style-name="Standard">
      <style:paragraph-properties fo:text-align="start" style:justify-single-word="false"/>
      <style:text-properties fo:font-size="12pt" officeooo:rsid="002101fe" officeooo:paragraph-rsid="00269748" style:font-size-asian="10.5pt" style:font-size-complex="12pt"/>
    </style:style>
    <style:style style:name="P9" style:family="paragraph" style:parent-style-name="Standard">
      <style:paragraph-properties fo:text-align="start" style:justify-single-word="false"/>
      <style:text-properties fo:font-size="12pt" officeooo:rsid="00284527" officeooo:paragraph-rsid="00284527" style:font-size-asian="10.5pt" style:font-size-complex="12pt"/>
    </style:style>
    <style:style style:name="P10" style:family="paragraph" style:parent-style-name="Standard">
      <style:paragraph-properties fo:text-align="start" style:justify-single-word="false"/>
      <style:text-properties fo:font-size="12pt" officeooo:rsid="00288bf0" officeooo:paragraph-rsid="00288bf0" style:font-size-asian="10.5pt" style:font-size-complex="12pt"/>
    </style:style>
    <style:style style:name="P11" style:family="paragraph" style:parent-style-name="Standard">
      <style:paragraph-properties fo:text-align="start" style:justify-single-word="false"/>
      <style:text-properties fo:font-size="12pt" officeooo:rsid="002d1777" officeooo:paragraph-rsid="002d1777" style:font-size-asian="10.5pt" style:font-size-complex="12pt"/>
    </style:style>
    <style:style style:name="P12" style:family="paragraph" style:parent-style-name="Standard">
      <style:paragraph-properties fo:text-align="start" style:justify-single-word="false"/>
      <style:text-properties fo:font-size="12pt" officeooo:rsid="002dc2fb" officeooo:paragraph-rsid="002dc2fb" style:font-size-asian="10.5pt" style:font-size-complex="12pt"/>
    </style:style>
    <style:style style:name="P13" style:family="paragraph" style:parent-style-name="Standard">
      <style:paragraph-properties fo:text-align="start" style:justify-single-word="false"/>
      <style:text-properties fo:font-size="12pt" officeooo:rsid="002fc261" officeooo:paragraph-rsid="002fc261" style:font-size-asian="10.5pt" style:font-size-complex="12pt"/>
    </style:style>
    <style:style style:name="P14" style:family="paragraph" style:parent-style-name="Standard">
      <style:paragraph-properties fo:text-align="start" style:justify-single-word="false"/>
      <style:text-properties fo:font-size="12pt" officeooo:rsid="0032fa6d" officeooo:paragraph-rsid="0032fa6d" style:font-size-asian="10.5pt" style:font-size-complex="12pt"/>
    </style:style>
    <style:style style:name="P15" style:family="paragraph" style:parent-style-name="Standard">
      <style:paragraph-properties fo:text-align="start" style:justify-single-word="false"/>
      <style:text-properties fo:font-size="12pt" officeooo:rsid="0037bdea" officeooo:paragraph-rsid="0037bdea" style:font-size-asian="10.5pt" style:font-size-complex="12pt"/>
    </style:style>
    <style:style style:name="P16" style:family="paragraph" style:parent-style-name="Standard">
      <style:paragraph-properties fo:text-align="start" style:justify-single-word="false"/>
      <style:text-properties fo:font-size="12pt" officeooo:rsid="00389b6c" officeooo:paragraph-rsid="00389b6c" style:font-size-asian="10.5pt" style:font-size-complex="12pt"/>
    </style:style>
    <style:style style:name="P17" style:family="paragraph" style:parent-style-name="Standard">
      <style:paragraph-properties fo:text-align="center" style:justify-single-word="false"/>
      <style:text-properties fo:font-size="18pt" officeooo:rsid="001a30c7" officeooo:paragraph-rsid="0018daec" style:font-size-asian="15.75pt" style:font-size-complex="18pt"/>
    </style:style>
    <style:style style:name="P18" style:family="paragraph" style:parent-style-name="Standard" style:list-style-name="L1">
      <style:paragraph-properties fo:text-align="start" style:justify-single-word="false"/>
      <style:text-properties fo:font-size="12pt" officeooo:rsid="002101fe" officeooo:paragraph-rsid="00269748" style:font-size-asian="10.5pt" style:font-size-complex="12pt"/>
    </style:style>
    <style:style style:name="P19" style:family="paragraph" style:parent-style-name="Standard" style:list-style-name="L1">
      <style:paragraph-properties fo:text-align="start" style:justify-single-word="false"/>
      <style:text-properties fo:font-size="12pt" officeooo:rsid="002e1bb3" officeooo:paragraph-rsid="0046f040" style:font-size-asian="10.5pt" style:font-size-complex="12pt"/>
    </style:style>
    <style:style style:name="P20" style:family="paragraph" style:parent-style-name="Standard" style:list-style-name="L1">
      <style:paragraph-properties fo:text-align="start" style:justify-single-word="false"/>
      <style:text-properties fo:font-size="12pt" officeooo:rsid="00310016" officeooo:paragraph-rsid="00310016" style:font-size-asian="10.5pt" style:font-size-complex="12pt"/>
    </style:style>
    <style:style style:name="P21" style:family="paragraph" style:parent-style-name="Standard" style:list-style-name="L1">
      <style:paragraph-properties fo:text-align="start" style:justify-single-word="false"/>
      <style:text-properties fo:font-size="12pt" officeooo:rsid="0032fa6d" officeooo:paragraph-rsid="0032fa6d" style:font-size-asian="10.5pt" style:font-size-complex="12pt"/>
    </style:style>
    <style:style style:name="P22" style:family="paragraph" style:parent-style-name="Standard" style:list-style-name="L1">
      <style:paragraph-properties fo:text-align="start" style:justify-single-word="false"/>
      <style:text-properties fo:font-size="12pt" officeooo:rsid="0039db92" officeooo:paragraph-rsid="0039db92" style:font-size-asian="10.5pt" style:font-size-complex="12pt"/>
    </style:style>
    <style:style style:name="P23" style:family="paragraph" style:parent-style-name="Standard" style:list-style-name="L1">
      <style:paragraph-properties fo:text-align="start" style:justify-single-word="false"/>
      <style:text-properties fo:font-size="12pt" officeooo:rsid="0039db92" officeooo:paragraph-rsid="004e6079" style:font-size-asian="10.5pt" style:font-size-complex="12pt"/>
    </style:style>
    <style:style style:name="P24" style:family="paragraph" style:parent-style-name="Standard" style:list-style-name="L1">
      <style:paragraph-properties fo:text-align="start" style:justify-single-word="false"/>
      <style:text-properties fo:font-size="12pt" officeooo:rsid="00401f5c" officeooo:paragraph-rsid="00401f5c" style:font-size-asian="10.5pt" style:font-size-complex="12pt"/>
    </style:style>
    <style:style style:name="P25" style:family="paragraph" style:parent-style-name="Standard" style:list-style-name="L1">
      <style:paragraph-properties fo:text-align="start" style:justify-single-word="false"/>
      <style:text-properties fo:font-size="12pt" officeooo:rsid="00401f5c" officeooo:paragraph-rsid="0048d48c" style:font-size-asian="10.5pt" style:font-size-complex="12pt"/>
    </style:style>
    <style:style style:name="P26" style:family="paragraph" style:parent-style-name="Standard" style:list-style-name="L1">
      <style:paragraph-properties fo:text-align="start" style:justify-single-word="false"/>
      <style:text-properties fo:font-size="12pt" officeooo:rsid="003bcfd7" officeooo:paragraph-rsid="003bcfd7" style:font-size-asian="10.5pt" style:font-size-complex="12pt"/>
    </style:style>
    <style:style style:name="P27" style:family="paragraph" style:parent-style-name="Standard" style:list-style-name="L1">
      <style:paragraph-properties fo:text-align="start" style:justify-single-word="false"/>
      <style:text-properties fo:font-size="12pt" officeooo:rsid="003e2e67" officeooo:paragraph-rsid="003e2e67" style:font-size-asian="10.5pt" style:font-size-complex="12pt"/>
    </style:style>
    <style:style style:name="P28" style:family="paragraph" style:parent-style-name="Standard" style:list-style-name="L1">
      <style:paragraph-properties fo:text-align="start" style:justify-single-word="false"/>
      <style:text-properties fo:font-size="12pt" officeooo:rsid="0045fee6" officeooo:paragraph-rsid="0045fee6" style:font-size-asian="10.5pt" style:font-size-complex="12pt"/>
    </style:style>
    <style:style style:name="P29" style:family="paragraph" style:parent-style-name="Standard" style:list-style-name="L1">
      <style:paragraph-properties fo:text-align="start" style:justify-single-word="false"/>
      <style:text-properties fo:font-size="12pt" officeooo:rsid="0048d48c" officeooo:paragraph-rsid="0048d48c" style:font-size-asian="10.5pt" style:font-size-complex="12pt"/>
    </style:style>
    <style:style style:name="P30" style:family="paragraph" style:parent-style-name="Standard" style:list-style-name="L1">
      <style:paragraph-properties fo:text-align="start" style:justify-single-word="false"/>
      <style:text-properties fo:font-size="12pt" officeooo:rsid="004d3850" officeooo:paragraph-rsid="004d3850" style:font-size-asian="10.5pt" style:font-size-complex="12pt"/>
    </style:style>
    <style:style style:name="P31" style:family="paragraph" style:parent-style-name="Standard" style:list-style-name="L1">
      <style:paragraph-properties fo:text-align="start" style:justify-single-word="false"/>
      <style:text-properties fo:font-size="12pt" officeooo:rsid="003dbef8" officeooo:paragraph-rsid="003dbef8" style:font-size-asian="10.5pt" style:font-size-complex="12pt"/>
    </style:style>
    <style:style style:name="P32" style:family="paragraph" style:parent-style-name="Standard" style:list-style-name="L1">
      <style:paragraph-properties fo:text-align="start" style:justify-single-word="false"/>
      <style:text-properties fo:font-size="12pt" officeooo:rsid="004183dc" officeooo:paragraph-rsid="004183dc" style:font-size-asian="10.5pt" style:font-size-complex="12pt"/>
    </style:style>
    <style:style style:name="P33" style:family="paragraph" style:parent-style-name="Standard" style:list-style-name="L1">
      <style:paragraph-properties fo:text-align="start" style:justify-single-word="false"/>
      <style:text-properties fo:font-size="12pt" officeooo:rsid="004e6079" officeooo:paragraph-rsid="004e6079" style:font-size-asian="10.5pt" style:font-size-complex="12pt"/>
    </style:style>
    <style:style style:name="P34" style:family="paragraph" style:parent-style-name="Standard" style:list-style-name="L1">
      <style:paragraph-properties fo:text-align="start" style:justify-single-word="false"/>
      <style:text-properties fo:font-size="12pt" officeooo:rsid="0041e15f" officeooo:paragraph-rsid="004e6079" style:font-size-asian="10.5pt" style:font-size-complex="12pt"/>
    </style:style>
    <style:style style:name="P35" style:family="paragraph" style:parent-style-name="Standard" style:list-style-name="L1">
      <style:paragraph-properties fo:text-align="start" style:justify-single-word="false"/>
      <style:text-properties fo:font-size="12pt" officeooo:rsid="004f46bc" officeooo:paragraph-rsid="004f46bc" style:font-size-asian="10.5pt" style:font-size-complex="12pt"/>
    </style:style>
    <style:style style:name="P36" style:family="paragraph" style:parent-style-name="Standard" style:list-style-name="L1">
      <style:paragraph-properties fo:text-align="start" style:justify-single-word="false"/>
      <style:text-properties fo:font-size="12pt" officeooo:rsid="00502ef1" officeooo:paragraph-rsid="00502ef1" style:font-size-asian="10.5pt" style:font-size-complex="12pt"/>
    </style:style>
    <style:style style:name="P37" style:family="paragraph" style:parent-style-name="Standard" style:list-style-name="L1">
      <style:paragraph-properties fo:text-align="start" style:justify-single-word="false"/>
      <style:text-properties fo:font-size="12pt" officeooo:rsid="00553311" officeooo:paragraph-rsid="00553311" style:font-size-asian="10.5pt" style:font-size-complex="12pt"/>
    </style:style>
    <style:style style:name="P38" style:family="paragraph" style:parent-style-name="Standard" style:list-style-name="L1">
      <style:paragraph-properties fo:text-align="start" style:justify-single-word="false"/>
      <style:text-properties fo:font-size="12pt" officeooo:rsid="0051cad7" officeooo:paragraph-rsid="0053238d" style:font-size-asian="10.5pt" style:font-size-complex="12pt"/>
    </style:style>
    <style:style style:name="P39" style:family="paragraph" style:parent-style-name="Standard" style:list-style-name="L1">
      <style:paragraph-properties fo:text-align="start" style:justify-single-word="false"/>
      <style:text-properties fo:font-size="12pt" officeooo:rsid="00269748" officeooo:paragraph-rsid="00269748" style:font-size-asian="10.5pt" style:font-size-complex="12pt"/>
    </style:style>
    <style:style style:name="P40" style:family="paragraph" style:parent-style-name="Standard" style:list-style-name="L1">
      <style:paragraph-properties fo:text-align="start" style:justify-single-word="false"/>
      <style:text-properties fo:font-size="12pt" officeooo:rsid="00284527" officeooo:paragraph-rsid="00284527" style:font-size-asian="10.5pt" style:font-size-complex="12pt"/>
    </style:style>
    <style:style style:name="P41" style:family="paragraph" style:parent-style-name="Standard" style:list-style-name="L1">
      <style:paragraph-properties fo:text-align="start" style:justify-single-word="false"/>
      <style:text-properties fo:font-size="12pt" officeooo:rsid="00288bf0" officeooo:paragraph-rsid="00288bf0" style:font-size-asian="10.5pt" style:font-size-complex="12pt"/>
    </style:style>
    <style:style style:name="P42" style:family="paragraph" style:parent-style-name="Standard" style:list-style-name="L1">
      <style:paragraph-properties fo:text-align="start" style:justify-single-word="false"/>
      <style:text-properties fo:font-size="12pt" officeooo:rsid="002d1777" officeooo:paragraph-rsid="002d1777" style:font-size-asian="10.5pt" style:font-size-complex="12pt"/>
    </style:style>
    <style:style style:name="P43" style:family="paragraph" style:parent-style-name="Standard" style:list-style-name="L1">
      <style:paragraph-properties fo:text-align="start" style:justify-single-word="false"/>
      <style:text-properties fo:font-size="12pt" officeooo:rsid="002dc2fb" officeooo:paragraph-rsid="002dc2fb" style:font-size-asian="10.5pt" style:font-size-complex="12pt"/>
    </style:style>
    <style:style style:name="P44" style:family="paragraph" style:parent-style-name="Standard" style:list-style-name="L1">
      <style:paragraph-properties fo:text-align="start" style:justify-single-word="false"/>
      <style:text-properties fo:font-size="12pt" officeooo:rsid="002fc261" officeooo:paragraph-rsid="002fc261" style:font-size-asian="10.5pt" style:font-size-complex="12pt"/>
    </style:style>
    <style:style style:name="P45" style:family="paragraph" style:parent-style-name="Standard" style:list-style-name="L1">
      <style:paragraph-properties fo:text-align="start" style:justify-single-word="false"/>
      <style:text-properties fo:font-size="12pt" officeooo:rsid="0037bdea" officeooo:paragraph-rsid="0037bdea" style:font-size-asian="10.5pt" style:font-size-complex="12pt"/>
    </style:style>
    <style:style style:name="P46" style:family="paragraph" style:parent-style-name="Standard" style:list-style-name="L1">
      <style:paragraph-properties fo:text-align="start" style:justify-single-word="false"/>
      <style:text-properties fo:font-size="12pt" officeooo:rsid="00389b6c" officeooo:paragraph-rsid="00389b6c" style:font-size-asian="10.5pt" style:font-size-complex="12pt"/>
    </style:style>
    <style:style style:name="P47" style:family="paragraph" style:parent-style-name="Standard">
      <style:paragraph-properties fo:text-align="start" style:justify-single-word="false"/>
      <style:text-properties fo:font-size="12pt" officeooo:rsid="00389b6c" officeooo:paragraph-rsid="00389b6c" style:font-size-asian="10.5pt" style:font-size-complex="12pt"/>
    </style:style>
    <style:style style:name="P48" style:family="paragraph" style:parent-style-name="Standard">
      <style:paragraph-properties fo:text-align="start" style:justify-single-word="false"/>
      <style:text-properties fo:font-size="12pt" officeooo:rsid="00389b6c" officeooo:paragraph-rsid="005e0bd6" style:font-size-asian="10.5pt" style:font-size-complex="12pt"/>
    </style:style>
    <style:style style:name="P49" style:family="paragraph" style:parent-style-name="Standard" style:list-style-name="L1">
      <style:paragraph-properties fo:text-align="start" style:justify-single-word="false"/>
      <style:text-properties fo:font-size="12pt" officeooo:rsid="00548906" officeooo:paragraph-rsid="00548906" style:font-size-asian="10.5pt" style:font-size-complex="12pt"/>
    </style:style>
    <style:style style:name="P50" style:family="paragraph" style:parent-style-name="Standard" style:list-style-name="L1">
      <style:paragraph-properties fo:text-align="start" style:justify-single-word="false"/>
      <style:text-properties fo:font-size="12pt" officeooo:rsid="00548906" officeooo:paragraph-rsid="00562aa0" style:font-size-asian="10.5pt" style:font-size-complex="12pt"/>
    </style:style>
    <style:style style:name="P51" style:family="paragraph" style:parent-style-name="Standard" style:list-style-name="L1">
      <style:paragraph-properties fo:text-align="start" style:justify-single-word="false"/>
      <style:text-properties fo:font-size="12pt" officeooo:rsid="00548906" officeooo:paragraph-rsid="00561ed5" style:font-size-asian="10.5pt" style:font-size-complex="12pt"/>
    </style:style>
    <style:style style:name="P52" style:family="paragraph" style:parent-style-name="Standard">
      <style:paragraph-properties fo:text-align="start" style:justify-single-word="false"/>
      <style:text-properties fo:font-size="12pt" officeooo:rsid="00548906" officeooo:paragraph-rsid="00561ed5" style:font-size-asian="10.5pt" style:font-size-complex="12pt"/>
    </style:style>
    <style:style style:name="P53" style:family="paragraph" style:parent-style-name="Standard">
      <style:paragraph-properties fo:text-align="start" style:justify-single-word="false"/>
      <style:text-properties fo:font-size="12pt" officeooo:rsid="00548906" officeooo:paragraph-rsid="00562aa0" style:font-size-asian="10.5pt" style:font-size-complex="12pt"/>
    </style:style>
    <style:style style:name="P54" style:family="paragraph" style:parent-style-name="Standard" style:list-style-name="L2">
      <style:paragraph-properties fo:text-align="start" style:justify-single-word="false"/>
      <style:text-properties fo:font-size="12pt" officeooo:rsid="00230146" officeooo:paragraph-rsid="00268d55" style:font-size-asian="10.5pt" style:font-size-complex="12pt"/>
    </style:style>
    <style:style style:name="P55" style:family="paragraph" style:parent-style-name="Standard" style:list-style-name="L2">
      <style:paragraph-properties fo:text-align="start" style:justify-single-word="false"/>
      <style:text-properties fo:font-size="12pt" officeooo:rsid="0023e920" officeooo:paragraph-rsid="00268d55" style:font-size-asian="10.5pt" style:font-size-complex="12pt"/>
    </style:style>
    <style:style style:name="P56" style:family="paragraph" style:parent-style-name="Standard" style:list-style-name="L2">
      <style:paragraph-properties fo:text-align="start" style:justify-single-word="false"/>
      <style:text-properties fo:font-size="12pt" officeooo:rsid="0026eecf" officeooo:paragraph-rsid="00567627" style:font-size-asian="10.5pt" style:font-size-complex="12pt"/>
    </style:style>
    <style:style style:name="P57" style:family="paragraph" style:parent-style-name="Standard" style:list-style-name="L3">
      <style:paragraph-properties fo:text-align="start" style:justify-single-word="false"/>
      <style:text-properties fo:font-size="12pt" officeooo:rsid="0024352b" officeooo:paragraph-rsid="0024352b" style:font-size-asian="10.5pt" style:font-size-complex="12pt"/>
    </style:style>
    <style:style style:name="P58" style:family="paragraph" style:parent-style-name="Standard" style:list-style-name="L1">
      <style:paragraph-properties fo:text-align="start" style:justify-single-word="false"/>
      <style:text-properties fo:font-size="12pt" officeooo:rsid="0057b5f2" officeooo:paragraph-rsid="0057b5f2" style:font-size-asian="10.5pt" style:font-size-complex="12pt"/>
    </style:style>
    <style:style style:name="P59" style:family="paragraph" style:parent-style-name="Standard">
      <style:paragraph-properties fo:text-align="start" style:justify-single-word="false"/>
      <style:text-properties fo:font-size="12pt" officeooo:rsid="0057b5f2" officeooo:paragraph-rsid="0057b5f2" style:font-size-asian="10.5pt" style:font-size-complex="12pt"/>
    </style:style>
    <style:style style:name="P60" style:family="paragraph" style:parent-style-name="Standard" style:list-style-name="L1">
      <style:paragraph-properties fo:text-align="start" style:justify-single-word="false"/>
      <style:text-properties fo:font-size="12pt" officeooo:rsid="005cd3fa" officeooo:paragraph-rsid="005cd3fa" style:font-size-asian="10.5pt" style:font-size-complex="12pt"/>
    </style:style>
    <style:style style:name="P61" style:family="paragraph" style:parent-style-name="Standard">
      <style:paragraph-properties fo:text-align="start" style:justify-single-word="false"/>
      <style:text-properties fo:font-size="12pt" officeooo:rsid="005cd3fa" officeooo:paragraph-rsid="005cd3fa" style:font-size-asian="10.5pt" style:font-size-complex="12pt"/>
    </style:style>
    <style:style style:name="P62" style:family="paragraph" style:parent-style-name="Standard" style:list-style-name="L4">
      <style:paragraph-properties fo:text-align="start" style:justify-single-word="false"/>
      <style:text-properties fo:font-size="12pt" officeooo:rsid="005e5316" officeooo:paragraph-rsid="005e5316" style:font-size-asian="10.5pt" style:font-size-complex="12pt"/>
    </style:style>
    <style:style style:name="P63" style:family="paragraph" style:parent-style-name="Standard" style:list-style-name="L1">
      <style:paragraph-properties fo:text-align="start" style:justify-single-word="false"/>
      <style:text-properties fo:font-size="12pt" officeooo:rsid="00613b3a" officeooo:paragraph-rsid="00613b3a" style:font-size-asian="10.5pt" style:font-size-complex="12pt"/>
    </style:style>
    <style:style style:name="P64" style:family="paragraph" style:parent-style-name="Standard" style:list-style-name="L1">
      <style:paragraph-properties fo:text-align="start" style:justify-single-word="false"/>
      <style:text-properties fo:font-size="12pt" officeooo:rsid="00613b3a" officeooo:paragraph-rsid="006c828e" style:font-size-asian="10.5pt" style:font-size-complex="12pt"/>
    </style:style>
    <style:style style:name="P65" style:family="paragraph" style:parent-style-name="Standard">
      <style:paragraph-properties fo:text-align="start" style:justify-single-word="false"/>
      <style:text-properties fo:font-size="12pt" officeooo:rsid="00613b3a" officeooo:paragraph-rsid="00613b3a" style:font-size-asian="10.5pt" style:font-size-complex="12pt"/>
    </style:style>
    <style:style style:name="P66" style:family="paragraph" style:parent-style-name="Standard" style:list-style-name="L1">
      <style:paragraph-properties fo:text-align="start" style:justify-single-word="false"/>
      <style:text-properties fo:font-size="12pt" officeooo:rsid="00625258" officeooo:paragraph-rsid="00625258" style:font-size-asian="10.5pt" style:font-size-complex="12pt"/>
    </style:style>
    <style:style style:name="P67" style:family="paragraph" style:parent-style-name="Standard" style:list-style-name="L1">
      <style:paragraph-properties fo:text-align="start" style:justify-single-word="false"/>
      <style:text-properties fo:font-size="12pt" officeooo:rsid="0064fe0e" officeooo:paragraph-rsid="006832dd" style:font-size-asian="10.5pt" style:font-size-complex="12pt"/>
    </style:style>
    <style:style style:name="P68" style:family="paragraph" style:parent-style-name="Standard" style:list-style-name="L1">
      <style:paragraph-properties fo:text-align="start" style:justify-single-word="false"/>
      <style:text-properties fo:font-size="12pt" officeooo:rsid="0064fe0e" officeooo:paragraph-rsid="006a7143" style:font-size-asian="10.5pt" style:font-size-complex="12pt"/>
    </style:style>
    <style:style style:name="P69" style:family="paragraph" style:parent-style-name="Standard" style:list-style-name="L1">
      <style:paragraph-properties fo:text-align="start" style:justify-single-word="false"/>
      <style:text-properties fo:font-size="12pt" officeooo:rsid="006832dd" officeooo:paragraph-rsid="006c4739" style:font-size-asian="10.5pt" style:font-size-complex="12pt"/>
    </style:style>
    <style:style style:name="P70" style:family="paragraph" style:parent-style-name="Standard" style:list-style-name="L1">
      <style:paragraph-properties fo:text-align="start" style:justify-single-word="false"/>
      <style:text-properties fo:font-size="12pt" officeooo:rsid="006cc79c" officeooo:paragraph-rsid="006cc79c" style:font-size-asian="10.5pt" style:font-size-complex="12pt"/>
    </style:style>
    <style:style style:name="P71" style:family="paragraph" style:parent-style-name="Standard" style:list-style-name="L1">
      <style:paragraph-properties fo:text-align="start" style:justify-single-word="false"/>
      <style:text-properties fo:font-size="12pt" officeooo:rsid="006cc79c" officeooo:paragraph-rsid="006db1b8" style:font-size-asian="10.5pt" style:font-size-complex="12pt"/>
    </style:style>
    <style:style style:name="P72" style:family="paragraph" style:parent-style-name="Standard" style:list-style-name="L1">
      <style:paragraph-properties fo:text-align="start" style:justify-single-word="false"/>
      <style:text-properties fo:font-size="12pt" officeooo:rsid="006cc79c" officeooo:paragraph-rsid="0071cab0" style:font-size-asian="10.5pt" style:font-size-complex="12pt"/>
    </style:style>
    <style:style style:name="P73" style:family="paragraph" style:parent-style-name="Standard">
      <style:paragraph-properties fo:text-align="start" style:justify-single-word="false"/>
      <style:text-properties fo:font-size="12pt" officeooo:rsid="006cc79c" officeooo:paragraph-rsid="006db1b8" style:font-size-asian="10.5pt" style:font-size-complex="12pt"/>
    </style:style>
    <style:style style:name="P74" style:family="paragraph" style:parent-style-name="Standard" style:list-style-name="L1">
      <style:paragraph-properties fo:text-align="start" style:justify-single-word="false"/>
      <style:text-properties fo:font-size="12pt" officeooo:rsid="006f87bc" officeooo:paragraph-rsid="006f87bc" style:font-size-asian="10.5pt" style:font-size-complex="12pt"/>
    </style:style>
    <style:style style:name="P75" style:family="paragraph" style:parent-style-name="Standard" style:list-style-name="L1">
      <style:paragraph-properties fo:text-align="start" style:justify-single-word="false"/>
      <style:text-properties fo:font-size="12pt" officeooo:rsid="0071cab0" officeooo:paragraph-rsid="0071cab0" style:font-size-asian="10.5pt" style:font-size-complex="12pt"/>
    </style:style>
    <style:style style:name="P76" style:family="paragraph" style:parent-style-name="Standard">
      <style:paragraph-properties fo:text-align="start" style:justify-single-word="false"/>
      <style:text-properties fo:font-size="12pt" officeooo:rsid="0071cab0" officeooo:paragraph-rsid="0071cab0" style:font-size-asian="10.5pt" style:font-size-complex="12pt"/>
    </style:style>
    <style:style style:name="P77" style:family="paragraph" style:parent-style-name="Standard" style:list-style-name="L1">
      <style:paragraph-properties fo:text-align="start" style:justify-single-word="false"/>
      <style:text-properties fo:font-size="12pt" officeooo:rsid="0076a187" officeooo:paragraph-rsid="0076a187" style:font-size-asian="10.5pt" style:font-size-complex="12pt"/>
    </style:style>
    <style:style style:name="P78" style:family="paragraph" style:parent-style-name="Standard" style:list-style-name="L1">
      <style:paragraph-properties fo:text-align="start" style:justify-single-word="false"/>
      <style:text-properties fo:font-size="12pt" fo:font-weight="bold" officeooo:rsid="00553311" officeooo:paragraph-rsid="00553311" style:font-size-asian="10.5pt" style:font-weight-asian="bold" style:font-size-complex="12pt" style:font-weight-complex="bold"/>
    </style:style>
    <style:style style:name="T1" style:family="text">
      <style:text-properties officeooo:rsid="00269748"/>
    </style:style>
    <style:style style:name="T2" style:family="text">
      <style:text-properties fo:font-weight="bold" style:font-weight-asian="bold" style:font-weight-complex="bold"/>
    </style:style>
    <style:style style:name="T3" style:family="text">
      <style:text-properties fo:font-weight="bold" officeooo:rsid="00553311" style:font-weight-asian="bold" style:font-weight-complex="bold"/>
    </style:style>
    <style:style style:name="T4" style:family="text">
      <style:text-properties fo:font-weight="bold" officeooo:rsid="00643e4e" style:font-weight-asian="bold" style:font-weight-complex="bold"/>
    </style:style>
    <style:style style:name="T5" style:family="text">
      <style:text-properties fo:font-weight="bold" officeooo:rsid="006db1b8" style:font-weight-asian="bold" style:font-weight-complex="bold"/>
    </style:style>
    <style:style style:name="T6" style:family="text">
      <style:text-properties fo:font-style="normal" style:font-style-asian="normal" style:font-style-complex="normal"/>
    </style:style>
    <style:style style:name="T7" style:family="text">
      <style:text-properties officeooo:rsid="002a2aab"/>
    </style:style>
    <style:style style:name="T8" style:family="text">
      <style:text-properties officeooo:rsid="002b8728"/>
    </style:style>
    <style:style style:name="T9" style:family="text">
      <style:text-properties officeooo:rsid="002dc2fb"/>
    </style:style>
    <style:style style:name="T10" style:family="text">
      <style:text-properties officeooo:rsid="002e1bb3"/>
    </style:style>
    <style:style style:name="T11" style:family="text">
      <style:text-properties officeooo:rsid="002fc261"/>
    </style:style>
    <style:style style:name="T12" style:family="text">
      <style:text-properties officeooo:rsid="0032fa6d"/>
    </style:style>
    <style:style style:name="T13" style:family="text">
      <style:text-properties officeooo:rsid="0036a578"/>
    </style:style>
    <style:style style:name="T14" style:family="text">
      <style:text-properties officeooo:rsid="00389b6c"/>
    </style:style>
    <style:style style:name="T15" style:family="text">
      <style:text-properties officeooo:rsid="003bcfd7"/>
    </style:style>
    <style:style style:name="T16" style:family="text">
      <style:text-properties officeooo:rsid="0046f040"/>
    </style:style>
    <style:style style:name="T17" style:family="text">
      <style:text-properties officeooo:rsid="0048d48c"/>
    </style:style>
    <style:style style:name="T18" style:family="text">
      <style:text-properties officeooo:rsid="004c3ef5"/>
    </style:style>
    <style:style style:name="T19" style:family="text">
      <style:text-properties officeooo:rsid="004d3850"/>
    </style:style>
    <style:style style:name="T20" style:family="text">
      <style:text-properties officeooo:rsid="004e6079"/>
    </style:style>
    <style:style style:name="T21" style:family="text">
      <style:text-properties officeooo:rsid="0053238d"/>
    </style:style>
    <style:style style:name="T22" style:family="text">
      <style:text-properties officeooo:rsid="00553311"/>
    </style:style>
    <style:style style:name="T23" style:family="text">
      <style:text-properties officeooo:rsid="00561ed5"/>
    </style:style>
    <style:style style:name="T24" style:family="text">
      <style:text-properties officeooo:rsid="0026eecf"/>
    </style:style>
    <style:style style:name="T25" style:family="text">
      <style:text-properties officeooo:rsid="0059a946"/>
    </style:style>
    <style:style style:name="T26" style:family="text">
      <style:text-properties officeooo:rsid="005cd3fa"/>
    </style:style>
    <style:style style:name="T27" style:family="text">
      <style:text-properties officeooo:rsid="005e0bd6"/>
    </style:style>
    <style:style style:name="T28" style:family="text">
      <style:text-properties officeooo:rsid="005ffaf1"/>
    </style:style>
    <style:style style:name="T29" style:family="text">
      <style:text-properties officeooo:rsid="00643e4e"/>
    </style:style>
    <style:style style:name="T30" style:family="text">
      <style:text-properties officeooo:rsid="006832dd"/>
    </style:style>
    <style:style style:name="T31" style:family="text">
      <style:text-properties officeooo:rsid="006b1b38"/>
    </style:style>
    <style:style style:name="T32" style:family="text">
      <style:text-properties officeooo:rsid="006c828e"/>
    </style:style>
    <style:style style:name="T33" style:family="text">
      <style:text-properties officeooo:rsid="006db1b8"/>
    </style:style>
    <style:style style:name="T34" style:family="text">
      <style:text-properties officeooo:rsid="0070cad0"/>
    </style:style>
    <style:style style:name="T35" style:family="text">
      <style:text-properties officeooo:rsid="0073bb4e"/>
    </style:style>
    <style:style style:name="T36" style:family="text">
      <style:text-properties officeooo:rsid="0077913b"/>
    </style:style>
    <style:style style:name="T37" style:family="text">
      <style:text-properties officeooo:rsid="007988bc"/>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Fitness Notes</text:p>
      <text:p text:style-name="P2"/>
      <text:p text:style-name="P6">Nutrition</text:p>
      <text:p text:style-name="P1"/>
      <text:list xml:id="list6907120354316036918" text:style-name="L1">
        <text:list-item>
          <text:p text:style-name="P18">The human body = energy convertor. It takes food <text:span text:style-name="T16">(</text:span><text:a xlink:type="simple" xlink:href="https://en.wikipedia.org/wiki/Food_energy" text:style-name="Internet_20_link" text:visited-style-name="Visited_20_Internet_20_Link"><text:span text:style-name="T16">food energy</text:span></text:a><text:span text:style-name="T16">)</text:span> → chemical reaction → chemical energy. This chemical energy <text:span text:style-name="T10">will be turned</text:span> into <text:span text:style-name="T6">heat</text:span> (<text:span text:style-name="T16">type of energy</text:span>), kinetic energy (movement) <text:span text:style-name="T1">or electric energy. The process is called cellular respiration – </text:span><text:a xlink:type="simple" xlink:href="https://en.wikipedia.org/wiki/Cellular_respiration" text:style-name="Internet_20_link" text:visited-style-name="Visited_20_Internet_20_Link"><text:span text:style-name="T1">1</text:span></text:a><text:span text:style-name="T1">, </text:span><text:a xlink:type="simple" xlink:href="https://www.youtube.com/watch?v=2f7YwCtHcgk" text:style-name="Internet_20_link" text:visited-style-name="Visited_20_Internet_20_Link"><text:span text:style-name="T1">2</text:span></text:a><text:span text:style-name="T1">.</text:span></text:p>
        </text:list-item>
      </text:list>
      <text:p text:style-name="P8"/>
      <text:list xml:id="list201115228422652" text:continue-numbering="true" text:style-name="L1">
        <text:list-item>
          <text:p text:style-name="P19">Fun fact: <text:span text:style-name="T16">for </text:span>the average <text:span text:style-name="T16">human, most of the energy the body produces is heat, the average value of </text:span>2,000 kcals you need <text:span text:style-name="T16">in a day comes from this.</text:span> <text:span text:style-name="T2">This needs refs</text:span>.</text:p>
        </text:list-item>
      </text:list>
      <text:p text:style-name="P8"/>
      <text:list xml:id="list201115595627801" text:continue-numbering="true" text:style-name="L1">
        <text:list-item>
          <text:p text:style-name="P18"><text:span text:style-name="T1">Energy for body without movement = </text:span><text:a xlink:type="simple" xlink:href="https://en.wikipedia.org/wiki/Basal_metabolic_rate" text:style-name="Internet_20_link" text:visited-style-name="Visited_20_Internet_20_Link"><text:span text:style-name="T1">basal metabolic rate</text:span></text:a><text:span text:style-name="T1"> (BMR). It depends on muscle mass, fat mass, height (h) and age (a). It is normally measured in kcal/day.</text:span></text:p>
        </text:list-item>
      </text:list>
      <text:p text:style-name="P8"/>
      <text:list xml:id="list201116048812972" text:continue-numbering="true" text:style-name="L1">
        <text:list-item>
          <text:p text:style-name="P20">The proportion of fat you have in your body is called body fat percentage (body fat %). It’s fat mass (kg) * 100 / total mass (kg). Body fat % dictates certain features on your body. <text:span text:style-name="T12">For example, for guys, the abs muscles will start showing somewhere in the range </text:span><text:a xlink:type="simple" xlink:href="https://www.healthline.com/health/body-fat-percentage-for-abs" text:style-name="Internet_20_link" text:visited-style-name="Visited_20_Internet_20_Link"><text:span text:style-name="T12">10 – 14%</text:span></text:a><text:span text:style-name="T12">.</text:span></text:p>
        </text:list-item>
      </text:list>
      <text:p text:style-name="P7"/>
      <text:list xml:id="list201114711396606" text:continue-numbering="true" text:style-name="L1">
        <text:list-item>
          <text:p text:style-name="P21">The BMR does depend on body fat %, muscles will require more calories to maintain than fat, even at rest (e.g. to heat up) – <text:a xlink:type="simple" xlink:href="https://www.webmd.com/diet/obesity/features/8-ways-to-burn-calories-and-fight-fat#1" text:style-name="Internet_20_link" text:visited-style-name="Visited_20_Internet_20_Link">10 pounds of muscle would burn 50 kcal in a day at rest, while 10 pounds of fat will only burn 20 kcal (less than half)</text:a>.</text:p>
        </text:list-item>
      </text:list>
      <text:p text:style-name="P14"/>
      <text:list xml:id="list201114838042652" text:continue-numbering="true" text:style-name="L1">
        <text:list-item>
          <text:p text:style-name="P22">Computing body fat % is not easy. One way would be to take a picture of you in the mirror and then look at how well defined your muscles are compared to people with known body fat % (for <text:a xlink:type="simple" xlink:href="https://www.builtlean.com/wp-content/uploads/2012/09/body-fat-photos-1.jpg" text:style-name="Internet_20_link" text:visited-style-name="Visited_20_Internet_20_Link">example</text:a>). There are better ways to compute body fat %, for example (going from most accurate to less accurate):</text:p>
          <text:list>
            <text:list-item>
              <text:p text:style-name="P23"><text:s/><text:a xlink:type="simple" xlink:href="https://en.wikipedia.org/wiki/Dual-energy_X-ray_absorptiometry" text:style-name="Internet_20_link" text:visited-style-name="Visited_20_Internet_20_Link">Dual-energy X-ray absorptiometry (DEXA / </text:a><text:a xlink:type="simple" xlink:href="https://en.wikipedia.org/wiki/Dual-energy_X-ray_absorptiometry" text:style-name="Internet_20_link" text:visited-style-name="Visited_20_Internet_20_Link"><text:span text:style-name="T20">DXA</text:span></text:a><text:a xlink:type="simple" xlink:href="https://en.wikipedia.org/wiki/Dual-energy_X-ray_absorptiometry" text:style-name="Internet_20_link" text:visited-style-name="Visited_20_Internet_20_Link">)</text:a></text:p>
              <text:list>
                <text:list-item>
                  <text:p text:style-name="P24">this is an x-ray machine that scans your body</text:p>
                </text:list-item>
                <text:list-item>
                  <text:p text:style-name="P22">most accurate <text:span text:style-name="T15">&amp; detailed (e.g. body fat % in left/right arm, around organs)</text:span></text:p>
                </text:list-item>
                <text:list-item>
                  <text:p text:style-name="P22">also measures bone density</text:p>
                </text:list-item>
                <text:list-item>
                  <text:p text:style-name="P26">it’s expensive</text:p>
                </text:list-item>
                <text:list-item>
                  <text:p text:style-name="P26">not possible anywhere in the world</text:p>
                </text:list-item>
                <text:list-item>
                  <text:p text:style-name="P26">in London you can do it at <text:a xlink:type="simple" xlink:href="https://www.bodyscanuk.com/" text:style-name="Internet_20_link" text:visited-style-name="Visited_20_Internet_20_Link">bodyscan</text:a> for £100+</text:p>
                </text:list-item>
              </text:list>
            </text:list-item>
            <text:list-item>
              <text:p text:style-name="P27"><text:a xlink:type="simple" xlink:href="https://en.wikipedia.org/wiki/Hydrostatic_weighing" text:style-name="Internet_20_link" text:visited-style-name="Visited_20_Internet_20_Link">Hydrostatic weighing</text:a></text:p>
              <text:list>
                <text:list-item>
                  <text:p text:style-name="P24">you step on a scale underwater</text:p>
                </text:list-item>
                <text:list-item>
                  <text:p text:style-name="P28">you look at <text:span text:style-name="T17">the amount of water displaced</text:span></text:p>
                </text:list-item>
                <text:list-item>
                  <text:p text:style-name="P25">you compute body density <text:span text:style-name="T17">(fat has different density than muscle)</text:span></text:p>
                </text:list-item>
                <text:list-item>
                  <text:p text:style-name="P25"><text:span text:style-name="T17">finally you</text:span> estimate body fat %</text:p>
                </text:list-item>
              </text:list>
            </text:list-item>
            <text:list-item>
              <text:p text:style-name="P29"><text:a xlink:type="simple" xlink:href="https://en.wikipedia.org/wiki/Air_displacement_plethysmography" text:style-name="Internet_20_link" text:visited-style-name="Visited_20_Internet_20_Link">Whole-body air displacement plethysmography</text:a></text:p>
              <text:list>
                <text:list-item>
                  <text:p text:style-name="P29">similar to hydrostatic weighing, but <text:span text:style-name="T18">this time </text:span>with air</text:p>
                </text:list-item>
                <text:list-item>
                  <text:p text:style-name="P29">you step inside a small capsule</text:p>
                </text:list-item>
                <text:list-item>
                  <text:p text:style-name="P30">apparently accuracy gets bad at the extremes – obese or very lean subjects</text:p>
                </text:list-item>
                <text:list-item>
                  <text:p text:style-name="P31"><text:span text:style-name="T19">example of such a capsule - </text:span><text:a xlink:type="simple" xlink:href="https://www.cosmed.com/en/products/body-composition/bod-pod" text:style-name="Internet_20_link" text:visited-style-name="Visited_20_Internet_20_Link">Bod Pod</text:a></text:p>
                </text:list-item>
              </text:list>
            </text:list-item>
            <text:list-item>
              <text:p text:style-name="P32"><text:a xlink:type="simple" xlink:href="https://en.wikipedia.org/wiki/Body_fat_percentage#Anthropometric_methods" text:style-name="Internet_20_link" text:visited-style-name="Visited_20_Internet_20_Link"><text:span text:style-name="T20">Skinfold methods</text:span></text:a></text:p>
              <text:list>
                <text:list-item>
                  <text:p text:style-name="P33">use calipers or plicometer at various spots on the body</text:p>
                </text:list-item>
                <text:list-item>
                  <text:p text:style-name="P33">it tries to determine the thickness of the fat layer under the skin</text:p>
                </text:list-item>
                <text:list-item>
                  <text:p text:style-name="P33">based on measurements – you look at a table which tells you what body fat % you have</text:p>
                </text:list-item>
                <text:list-item>
                  <text:p text:style-name="P33"><text:soft-page-break/>it’s best if you use a personal trainer (or someone with experience) to perform the calipers readings</text:p>
                </text:list-item>
              </text:list>
            </text:list-item>
            <text:list-item>
              <text:p text:style-name="P34"><text:a xlink:type="simple" xlink:href="https://en.wikipedia.org/wiki/Bioelectrical_impedance_analysis" text:style-name="Internet_20_link" text:visited-style-name="Visited_20_Internet_20_Link"><text:span text:style-name="T20">Bioelectrical impedance analysis</text:span></text:a></text:p>
              <text:list>
                <text:list-item>
                  <text:p text:style-name="P35">less accurate</text:p>
                </text:list-item>
                <text:list-item>
                  <text:p text:style-name="P35">a small electric current is sent through the body</text:p>
                </text:list-item>
                <text:list-item>
                  <text:p text:style-name="P36">the resistance is computed, which depends on body fat %</text:p>
                </text:list-item>
              </text:list>
            </text:list-item>
            <text:list-item>
              <text:p text:style-name="P37"><text:a xlink:type="simple" xlink:href="https://www.ncbi.nlm.nih.gov/pubmed/10147455" text:style-name="Internet_20_link" text:visited-style-name="Visited_20_Internet_20_Link">Near-infrared interactance</text:a></text:p>
              <text:list>
                <text:list-item>
                  <text:p text:style-name="P78">this needs more research</text:p>
                </text:list-item>
              </text:list>
            </text:list-item>
            <text:list-item>
              <text:p text:style-name="P38">Some scales claim to compute body fat % - <text:span text:style-name="T21">they might be accurate if you don’t train for muscles as they </text:span>only take into account age, sex, height &amp; weight. <text:span text:style-name="T21">I would not consider this a proper method to determine body fat %.</text:span></text:p>
            </text:list-item>
          </text:list>
        </text:list-item>
      </text:list>
      <text:p text:style-name="P7"/>
      <text:list xml:id="list201116232290608" text:continue-numbering="true" text:style-name="L1">
        <text:list-item>
          <text:p text:style-name="P39">Several formulas for computing BMR</text:p>
          <text:list>
            <text:list-item>
              <text:p text:style-name="P39"><text:a xlink:type="simple" xlink:href="https://en.wikipedia.org/wiki/Harris–Benedict_equation" text:style-name="Internet_20_link" text:visited-style-name="Visited_20_Internet_20_Link">Harris-Benedict</text:a> (1919) – only takes total mass into account (m)<text:line-break/><draw:frame draw:style-name="fr1" draw:name="Object1" text:anchor-type="as-char" svg:y="-0.377cm" svg:width="7.121cm" svg:height="0.467cm" draw:z-index="0"><draw:object xlink:href="./Object 1" xlink:type="simple" xlink:show="embed" xlink:actuate="onLoad"/><draw:image xlink:href="./ObjectReplacements/Object 1" xlink:type="simple" xlink:show="embed" xlink:actuate="onLoad"/></draw:frame></text:p>
              <text:p text:style-name="P39"/>
            </text:list-item>
            <text:list-item>
              <text:p text:style-name="P39"><text:a xlink:type="simple" xlink:href="https://en.wikipedia.org/wiki/Harris–Benedict_equation" text:style-name="Internet_20_link" text:visited-style-name="Visited_20_Internet_20_Link">Revised Harris-Benedict</text:a> (1984)</text:p>
              <text:p text:style-name="P39"><draw:frame draw:style-name="fr1" draw:name="Object2" text:anchor-type="as-char" svg:y="-0.377cm" svg:width="6.287cm" svg:height="0.467cm" draw:z-index="1"><draw:object xlink:href="./Object 2" xlink:type="simple" xlink:show="embed" xlink:actuate="onLoad"/><draw:image xlink:href="./ObjectReplacements/Object 2" xlink:type="simple" xlink:show="embed" xlink:actuate="onLoad"/></draw:frame></text:p>
              <text:p text:style-name="P39"/>
            </text:list-item>
            <text:list-item>
              <text:p text:style-name="P39"><text:a xlink:type="simple" xlink:href="https://en.wikipedia.org/wiki/Basal_metabolic_rate#BMR_estimation_formulas" text:style-name="Internet_20_link" text:visited-style-name="Visited_20_Internet_20_Link">Mifflin St Jeor</text:a></text:p>
              <text:p text:style-name="P39"><draw:frame draw:style-name="fr1" draw:name="Object3" text:anchor-type="as-char" svg:y="-0.377cm" svg:width="3.635cm" svg:height="0.469cm" draw:z-index="2"><draw:object xlink:href="./Object 3" xlink:type="simple" xlink:show="embed" xlink:actuate="onLoad"/><draw:image xlink:href="./ObjectReplacements/Object 3" xlink:type="simple" xlink:show="embed" xlink:actuate="onLoad"/></draw:frame><text:span text:style-name="T7">(for males)</text:span></text:p>
              <text:p text:style-name="P39"><draw:frame draw:style-name="fr1" draw:name="Object5" text:anchor-type="as-char" svg:y="-0.377cm" svg:width="4.112cm" svg:height="0.467cm" draw:z-index="4"><draw:object xlink:href="./Object 5" xlink:type="simple" xlink:show="embed" xlink:actuate="onLoad"/><draw:image xlink:href="./ObjectReplacements/Object 5" xlink:type="simple" xlink:show="embed" xlink:actuate="onLoad"/></draw:frame><text:span text:style-name="T7">(for females)</text:span></text:p>
              <text:p text:style-name="P39"/>
            </text:list-item>
            <text:list-item>
              <text:p text:style-name="P39"><text:a xlink:type="simple" xlink:href="https://en.wikipedia.org/wiki/Basal_metabolic_rate#BMR_estimation_formulas" text:style-name="Internet_20_link" text:visited-style-name="Visited_20_Internet_20_Link">Katch-McArdle</text:a> – takes body fat % (f) into account</text:p>
              <text:p text:style-name="P39"><draw:frame draw:style-name="fr1" draw:name="Object4" text:anchor-type="as-char" svg:y="-0.386cm" svg:width="4.704cm" svg:height="0.506cm" draw:z-index="3"><draw:object xlink:href="./Object 4" xlink:type="simple" xlink:show="embed" xlink:actuate="onLoad"/><draw:image xlink:href="./ObjectReplacements/Object 4" xlink:type="simple" xlink:show="embed" xlink:actuate="onLoad"/></draw:frame></text:p>
              <text:p text:style-name="P39"/>
            </text:list-item>
          </text:list>
        </text:list-item>
        <text:list-item>
          <text:p text:style-name="P40">Total daily energy expenditure (TDEE) = BMR + movement. I assume this the entire energy you need, as the name suggests.</text:p>
        </text:list-item>
      </text:list>
      <text:p text:style-name="P9"/>
      <text:list xml:id="list201115920465628" text:continue-numbering="true" text:style-name="L1">
        <text:list-item>
          <text:p text:style-name="P41">Online calculator<text:span text:style-name="T8">s</text:span> for BMR (if you are too lazy to plug your values above)</text:p>
          <text:list>
            <text:list-item>
              <text:p text:style-name="P41"><text:a xlink:type="simple" xlink:href="https://www.myfitnesspal.com/tools/bmr-calculator" text:style-name="Internet_20_link" text:visited-style-name="Visited_20_Internet_20_Link">https://www.myfitnesspal.com/tools/bmr-calculator</text:a> </text:p>
            </text:list-item>
            <text:list-item>
              <text:p text:style-name="P41"><text:a xlink:type="simple" xlink:href="https://www.omnicalculator.com/health/bmr-katch-mcardle" text:style-name="Internet_20_link" text:visited-style-name="Visited_20_Internet_20_Link">https://www.omnicalculator.com/health/bmr-katch-mcardle</text:a> </text:p>
            </text:list-item>
            <text:list-item>
              <text:p text:style-name="P41"><text:a xlink:type="simple" xlink:href="https://www.bodyscanuk.com/body-composition-calculators.html" text:style-name="Internet_20_link" text:visited-style-name="Visited_20_Internet_20_Link">https://www.bodyscanuk.com/body-composition-calculators.html</text:a></text:p>
            </text:list-item>
            <text:list-item>
              <text:p text:style-name="P41"><text:a xlink:type="simple" xlink:href="https://www.iifym.com/bmr-calculator/" text:style-name="Internet_20_link" text:visited-style-name="Visited_20_Internet_20_Link">https://www.iifym.com/bmr-calculator/</text:a></text:p>
            </text:list-item>
          </text:list>
        </text:list-item>
      </text:list>
      <text:p text:style-name="P10"/>
      <text:list xml:id="list201114868423659" text:continue-numbering="true" text:style-name="L1">
        <text:list-item>
          <text:p text:style-name="P42">You can think of TDEE as the amount of energy your body needs from food every day to be able to function properly and do everything else (movements). If you eat more than this value, the excess energy will be (partly) stored on your body either as fat or muscles. If you eat less than this, your body will have to go to fat and muscle deposits to get the energy from there.</text:p>
          <text:p text:style-name="P42"/>
        </text:list-item>
        <text:list-item>
          <text:p text:style-name="P42">Fat deposits: this is just food to be used in the days when you eat less than you should to be able to perform everything you do</text:p>
          <text:p text:style-name="P42"/>
        </text:list-item>
        <text:list-item>
          <text:p text:style-name="P42">Muscle deposits: food is stored as muscles when you damage them by performing tasks that require a lot of strength, when you almost fail to perform these tasks. This happens so next time you will perform the same tasks without coming close to failure. <text:span text:style-name="T9">However, if you eat less than you should the body will go to muscle deposits as well to get energy, making them smaller.</text:span></text:p>
        </text:list-item>
      </text:list>
      <text:p text:style-name="P11"/>
      <text:list xml:id="list201115890723415" text:continue-numbering="true" text:style-name="L1">
        <text:list-item>
          <text:p text:style-name="P43"><text:soft-page-break/>Question: how does the body decide if it should go to fat or muscle stores, if you eat less than your TDEE? Intuition: if you keep damaging muscles while you eat less than you should, it will go mostly to fat stores (survival), otherwise it takes equally from both.</text:p>
        </text:list-item>
      </text:list>
      <text:p text:style-name="P12"/>
      <text:list xml:id="list201116505069643" text:continue-numbering="true" text:style-name="L1">
        <text:list-item>
          <text:p text:style-name="P43">Another interesting thing: if you eat less than you should for multiple days in a row, your body will start producing less heat, so your BMR will drop as well. This is called <text:a xlink:type="simple" xlink:href="https://www.ncbi.nlm.nih.gov/pmc/articles/PMC3673773/" text:style-name="Internet_20_link" text:visited-style-name="Visited_20_Internet_20_Link">adaptive thermogenesis</text:a>. The same happens if you eat more than you should, your body will produce more heat. This is what’s also referred to as fast/slow metabolism.</text:p>
        </text:list-item>
      </text:list>
      <text:p text:style-name="P12"/>
      <text:list xml:id="list201114860281751" text:continue-numbering="true" text:style-name="L1">
        <text:list-item>
          <text:p text:style-name="P43">Question: if your body keeps adjusting the BMR based on how you eat, how do you manage to lose/gain weight? <text:span text:style-name="T11">Intuition: this adjustment is far from perfect and it needs time (was it 2 weeks to adjust metabolism?). Eating 1,000 kcals less than you need will maybe make your body drop by 500 kcal of heat, so it will still need to go to fat/muscle deposits.</text:span></text:p>
        </text:list-item>
      </text:list>
      <text:p text:style-name="P12"/>
      <text:list xml:id="list201116560222883" text:continue-numbering="true" text:style-name="L1">
        <text:list-item>
          <text:p text:style-name="P44">Interesting fact: doing movement forces your body to use energy, either from what you just ate or food deposits. Doing exercises, especially on empty stomach will force your body to use food deposits no matter what your BMR is. This is why it’s recommended to keep your kcal intake above your normal BMR even if you want to lose weight, and just do more movement/cardio to burn the fat/muscle stores. <text:span text:style-name="T13">Not eating in the morning so your body uses fat deposits is sometimes used in </text:span><text:a xlink:type="simple" xlink:href="https://en.wikipedia.org/wiki/Intermittent_fasting" text:style-name="Internet_20_link" text:visited-style-name="Visited_20_Internet_20_Link"><text:span text:style-name="T13">intermittent fasting</text:span></text:a><text:span text:style-name="T13">.</text:span></text:p>
        </text:list-item>
      </text:list>
      <text:p text:style-name="P13"/>
      <text:list xml:id="list201115443519013" text:continue-numbering="true" text:style-name="L1">
        <text:list-item>
          <text:p text:style-name="P45">Food usually consists of 3 main nutrients (also called macronutrients): fats, proteins and carbohydrates. These will dictate how many kcal a type of food has. For example, 100g of brown cooked rice will have 0.9g of fat (8.1 kcal), 23g of carbohydrate (92 kcal) and 2.6g of protein (10.4) resulting in 110.5 kcal. <text:a xlink:type="simple" xlink:href="https://www.nal.usda.gov/fnic/how-many-calories-are-one-gram-fat-carbohydrate-or-protein" text:style-name="Internet_20_link" text:visited-style-name="Visited_20_Internet_20_Link"><text:span text:style-name="T14">For reference, 1g of carbs has 4kcal, 1g of protein 4kcal and 1g of fat 9kcal</text:span></text:a><text:span text:style-name="T14">.</text:span></text:p>
        </text:list-item>
      </text:list>
      <text:p text:style-name="P15"/>
      <text:list xml:id="list201115257513150" text:continue-numbering="true" text:style-name="L1">
        <text:list-item>
          <text:p text:style-name="P46">Normally it doesn’t matter how you get your kcal every day (e.g. from fat/carbs/protein) as long as you hit your kcal goal (it’s considered healthy to have a good balance). However, if you train to build muscles you will need to hit a certain value for the protein intake, since they are needed for <text:a xlink:type="simple" xlink:href="https://dspace.stir.ac.uk/bitstream/1893/7628/1/896.pdf" text:style-name="Internet_20_link" text:visited-style-name="Visited_20_Internet_20_Link">muscle growth</text:a>. <text:a xlink:type="simple" xlink:href="https://www.healthline.com/nutrition/how-much-protein-per-day" text:style-name="Internet_20_link" text:visited-style-name="Visited_20_Internet_20_Link">A common recommendation for building muscles is to eat 1g of protein per pound of body weight, or 2.2g per kg</text:a>. For example, if you weight 70kg you should eat 154g of protein every day.</text:p>
        </text:list-item>
      </text:list>
      <text:p text:style-name="P16"/>
      <text:list xml:id="list201115573677073" text:continue-numbering="true" text:style-name="L1">
        <text:list-item>
          <text:p text:style-name="P58">There are several popular macro splits that people use, for example <text:a xlink:type="simple" xlink:href="https://www.healthline.com/nutrition/zone-diet" text:style-name="Internet_20_link" text:visited-style-name="Visited_20_Internet_20_Link">the zone diet</text:a> – 40% carbs, 30% fat and 30% protein. As far as I know the splits are based on mass and not on kcal (<text:span text:style-name="T2">this needs research</text:span>). For example if you need to eat 2,000kcal a day and want to follow the zone diet, this would mean <text:span text:style-name="T25">145.5g of carbs (582kcal), 109g of fat (981kcal) and 109g of protein (436kcal).</text:span></text:p>
        </text:list-item>
      </text:list>
      <text:p text:style-name="P59"/>
      <text:list xml:id="list201116349888731" text:continue-numbering="true" text:style-name="L1">
        <text:list-item>
          <text:p text:style-name="P60">If you use a calculator or app to track grams and proportions of carbs/fat/protein then you should be good to go. However, if you want to use your own custom values and plan ahead (e.g. meal prep) then it’s easy to compute how many grams you need from the split and total calorie intake. Assuming c is the percentage of carbs, f of fat and p of protein (e.g. c = 40% = 0.4, f = 0.3, p = 0.3) and T is the total calorie intake (e.g. 2,000), then you have</text:p>
        </text:list-item>
      </text:list>
      <text:p text:style-name="P61"/>
      <text:p text:style-name="P61"><text:tab/><draw:frame draw:style-name="fr2" draw:name="Object6" text:anchor-type="as-char" svg:y="-0.619cm" svg:width="5.517cm" svg:height="0.998cm" draw:z-index="5"><draw:object xlink:href="./Object 6" xlink:type="simple" xlink:show="embed" xlink:actuate="onLoad"/><draw:image xlink:href="./ObjectReplacements/Object 6" xlink:type="simple" xlink:show="embed" xlink:actuate="onLoad"/></draw:frame></text:p>
      <text:p text:style-name="P61"><text:tab/><draw:frame draw:style-name="fr2" draw:name="Object7" text:anchor-type="as-char" svg:y="-0.619cm" svg:width="5.045cm" svg:height="0.998cm" draw:z-index="6"><draw:object xlink:href="./Object 7" xlink:type="simple" xlink:show="embed" xlink:actuate="onLoad"/><draw:image xlink:href="./ObjectReplacements/Object 7" xlink:type="simple" xlink:show="embed" xlink:actuate="onLoad"/></draw:frame></text:p>
      <text:p text:style-name="P16"><text:soft-page-break/><text:tab/><draw:frame draw:style-name="fr2" draw:name="Object8" text:anchor-type="as-char" svg:y="-0.619cm" svg:width="5.868cm" svg:height="0.998cm" draw:z-index="7"><draw:object xlink:href="./Object 8" xlink:type="simple" xlink:show="embed" xlink:actuate="onLoad"/><draw:image xlink:href="./ObjectReplacements/Object 8" xlink:type="simple" xlink:show="embed" xlink:actuate="onLoad"/></draw:frame></text:p>
      <text:p text:style-name="P16"/>
      <text:p text:style-name="P16"><text:tab/><text:span text:style-name="T26">So for our previous example </text:span><text:span text:style-name="T26"><draw:frame draw:style-name="fr2" draw:name="Object9" text:anchor-type="as-char" svg:y="-0.377cm" svg:width="6.851cm" svg:height="0.467cm" draw:z-index="8"><draw:object xlink:href="./Object 9" xlink:type="simple" xlink:show="embed" xlink:actuate="onLoad"/><draw:image xlink:href="./ObjectReplacements/Object 9" xlink:type="simple" xlink:show="embed" xlink:actuate="onLoad"/></draw:frame></text:span></text:p>
      <text:p text:style-name="P48"><text:tab/><text:span text:style-name="T27">This means </text:span></text:p>
      <text:p text:style-name="P48"><text:span text:style-name="T27"><text:tab/></text:span><text:span text:style-name="T27"><draw:frame draw:style-name="fr2" draw:name="Object10" text:anchor-type="as-char" svg:y="-0.386cm" svg:width="6.941cm" svg:height="0.506cm" draw:z-index="9"><draw:object xlink:href="./Object 10" xlink:type="simple" xlink:show="embed" xlink:actuate="onLoad"/><draw:image xlink:href="./ObjectReplacements/Object 10" xlink:type="simple" xlink:show="embed" xlink:actuate="onLoad"/></draw:frame></text:span></text:p>
      <text:p text:style-name="P48"><text:span text:style-name="T27"><text:tab/></text:span><text:span text:style-name="T27"><draw:frame draw:style-name="fr2" draw:name="Object11" text:anchor-type="as-char" svg:y="-0.386cm" svg:width="6.161cm" svg:height="0.51cm" draw:z-index="10"><draw:object xlink:href="./Object 11" xlink:type="simple" xlink:show="embed" xlink:actuate="onLoad"/><draw:image xlink:href="./ObjectReplacements/Object 11" xlink:type="simple" xlink:show="embed" xlink:actuate="onLoad"/><svg:desc>formula</svg:desc></draw:frame></text:span></text:p>
      <text:p text:style-name="P48"><text:span text:style-name="T27"><text:tab/></text:span><text:span text:style-name="T27"><draw:frame draw:style-name="fr2" draw:name="Object12" text:anchor-type="as-char" svg:y="-0.386cm" svg:width="6.161cm" svg:height="0.51cm" draw:z-index="11"><draw:object xlink:href="./Object 12" xlink:type="simple" xlink:show="embed" xlink:actuate="onLoad"/><draw:image xlink:href="./ObjectReplacements/Object 12" xlink:type="simple" xlink:show="embed" xlink:actuate="onLoad"/><svg:desc>formula</svg:desc></draw:frame></text:span><text:span text:style-name="T27"><text:tab/><text:tab/><text:tab/><text:tab/> </text:span></text:p>
      <text:p text:style-name="P16"/>
      <text:list xml:id="list8901857671077086597" text:style-name="L4">
        <text:list-item>
          <text:p text:style-name="P62">At the end of the day you should use a macro split that works well with you and your body can take. Some people like carbs more, others like fat more. <text:span text:style-name="T28">There’s also articles and websites out there that give you advice on this – </text:span><text:a xlink:type="simple" xlink:href="https://www.healthline.com/nutrition/best-macronutrient-ratio" text:style-name="Internet_20_link" text:visited-style-name="Visited_20_Internet_20_Link"><text:span text:style-name="T28">1</text:span></text:a><text:span text:style-name="T28">, </text:span><text:a xlink:type="simple" xlink:href="https://www.healthline.com/nutrition/iifym-guide" text:style-name="Internet_20_link" text:visited-style-name="Visited_20_Internet_20_Link"><text:span text:style-name="T28">2</text:span></text:a><text:span text:style-name="T28">, </text:span><text:a xlink:type="simple" xlink:href="https://www.iifym.com/" text:style-name="Internet_20_link" text:visited-style-name="Visited_20_Internet_20_Link"><text:span text:style-name="T28">3</text:span></text:a><text:span text:style-name="T28">.</text:span></text:p>
        </text:list-item>
      </text:list>
      <text:p text:style-name="P16"/>
      <text:list xml:id="list201115409756667" text:continue-list="list201116349888731" text:style-name="L1">
        <text:list-item>
          <text:p text:style-name="P49">I personally call all the movement you do in a day (like walking, running, cycling, basically any kinetic energy) cardio. These type of exercises are also referred to as <text:a xlink:type="simple" xlink:href="https://en.wikipedia.org/wiki/Aerobic_exercise" text:style-name="Internet_20_link" text:visited-style-name="Visited_20_Internet_20_Link">aerobic exercises</text:a>.</text:p>
        </text:list-item>
      </text:list>
      <text:p text:style-name="P16"/>
      <text:list xml:id="list201115713316616" text:continue-numbering="true" text:style-name="L1">
        <text:list-item>
          <text:p text:style-name="P50">To lose weight you need to eat less than your TDEE / BMR + cardio in a day. To gain weight you need to eat more than your TDEE. <text:span text:style-name="T23">This is true for both fat and muscles, the excess food you eat will end up storing on your body as muscles, given you damage your muscles by doing exercise and eat enough protein. This phase is usually called the bulking phase in bodybuilding. However, since the body is not optimal at storing muscles only, you will end up storing fat as well. That’s why there is also a cutting phase, when you eat less than your TDEE, trying to maintain as much muscle mass as possible, while losing all the fat. For this to happen you have to keep exercising and damaging your muscles while cutting, with the proper nutrition.</text:span></text:p>
        </text:list-item>
      </text:list>
      <text:p text:style-name="P53"/>
      <text:list xml:id="list201114889274375" text:continue-numbering="true" text:style-name="L1">
        <text:list-item>
          <text:p text:style-name="P67">For a “lean” bulk (gaining as little fat as possible) it’s usually recommend to eat 10 – 20% more than your TDEE. For example, if your TDEE is 2,500 you should eat 2,750 – 3,000 kcal a day. <text:span text:style-name="T30">The same holds true for a cutting phase where you keep most of your muscles, you should eat 10 – 20% less so 2,000 – 2,250 kcal. Refs – </text:span><text:a xlink:type="simple" xlink:href="https://www.youtube.com/watch?v=rCdba0UPTMk" text:style-name="Internet_20_link" text:visited-style-name="Visited_20_Internet_20_Link"><text:span text:style-name="T30">1</text:span></text:a><text:span text:style-name="T30">, </text:span><text:a xlink:type="simple" xlink:href="https://www.fitbod.me/blog/calories-and-macros-for-bulking" text:style-name="Internet_20_link" text:visited-style-name="Visited_20_Internet_20_Link"><text:span text:style-name="T30">2</text:span></text:a><text:span text:style-name="T30">, </text:span><text:a xlink:type="simple" xlink:href="https://us.myprotein.com/thezone/nutrition/the-lean-bulk-how-to-minimize-fat-gain-while-bulking/" text:style-name="Internet_20_link" text:visited-style-name="Visited_20_Internet_20_Link"><text:span text:style-name="T30">3</text:span></text:a><text:span text:style-name="T30">.</text:span></text:p>
          <text:p text:style-name="P67"/>
        </text:list-item>
        <text:list-item>
          <text:p text:style-name="P68"><text:span text:style-name="T30">If you eat more than 10 – 20% then it’s considered a “dirty” bulk. Dirty bulks also work (and a lot of people do them), in fact you usually gain strength faster on a dirty bulk than on a lean one, but you also gain more fat which will cover up the muscles. If looking good is your goal, you’ll need to lose this fat at some point, which takes time and is not pleasant.</text:span></text:p>
          <text:p text:style-name="P68"/>
        </text:list-item>
        <text:list-item>
          <text:p text:style-name="P68"><text:span text:style-name="T30">A clear example where eating more = gain more strength are the strongman competitions. </text:span><text:a xlink:type="simple" xlink:href="https://en.wikipedia.org/wiki/Strongman_(strength_athlete)" text:style-name="Internet_20_link" text:visited-style-name="Visited_20_Internet_20_Link"><text:span text:style-name="T30">Strongman</text:span></text:a><text:span text:style-name="T30"> are people that compete to have the most strength (e.g. most weight to lift off the ground). Their purpose is to gain strength as fast as possible while not caring about their looks so they end up having these diets with 10,000+ kcal a day (for example </text:span><text:a xlink:type="simple" xlink:href="https://www.youtube.com/watch?v=NQD89A7L0So" text:style-name="Internet_20_link" text:visited-style-name="Visited_20_Internet_20_Link"><text:span text:style-name="T30">Brian Shaw</text:span></text:a><text:span text:style-name="T30">, who won </text:span><text:a xlink:type="simple" xlink:href="https://en.wikipedia.org/wiki/World's_Strongest_Man" text:style-name="Internet_20_link" text:visited-style-name="Visited_20_Internet_20_Link"><text:span text:style-name="T30">World’s Strongest Man</text:span></text:a><text:span text:style-name="T30"> 4 times).</text:span></text:p>
          <text:p text:style-name="P67"/>
        </text:list-item>
        <text:list-item>
          <text:p text:style-name="P69">The only problem I have with dirty bulks is that you stop looking good <text:span text:style-name="T31">while on the bulk and this is one of the reasons I do bodybuilding in the first place. What point does it make to only look good at the end of a cut for a few weeks when you can look good all the time? Also, gaining size too fast might give you </text:span><text:a xlink:type="simple" xlink:href="https://www.bodybuilding.com/content/stretchmark-maintenance.html" text:style-name="Internet_20_link" text:visited-style-name="Visited_20_Internet_20_Link"><text:span text:style-name="T31">stretch marks</text:span></text:a><text:span text:style-name="T31">. Another problem is that forcing myself to eat a huge amount of food every day makes me feel miserable.</text:span></text:p>
        </text:list-item>
      </text:list>
      <text:p text:style-name="P52"/>
      <text:list xml:id="list201116248970179" text:continue-numbering="true" text:style-name="L1">
        <text:list-item>
          <text:p text:style-name="P66">When going from a cutting phase to a bulking phase (e.g. going from 2,000kcal to 4,000kcal) there should be a transition period where you slowly increase your intake, otherwise your body might end up storing a lot of fat, <text:span text:style-name="T29">not to mention it will feel bad to force </text:span><text:soft-page-break/><text:span text:style-name="T29">yourself to eat this much. </text:span><text:span text:style-name="T4">This needs more documentation on how to increase intake</text:span><text:span text:style-name="T29">. There are several articles about this – </text:span><text:a xlink:type="simple" xlink:href="https://www.ironbuiltfitness.com/transition-from-cutting-to-bulking" text:style-name="Internet_20_link" text:visited-style-name="Visited_20_Internet_20_Link"><text:span text:style-name="T29">1</text:span></text:a><text:span text:style-name="T29">, </text:span><text:a xlink:type="simple" xlink:href="https://seannal.com/articles/nutrition/cutting-to-bulking-transition.php" text:style-name="Internet_20_link" text:visited-style-name="Visited_20_Internet_20_Link"><text:span text:style-name="T29">2</text:span></text:a><text:span text:style-name="T29">.</text:span></text:p>
        </text:list-item>
      </text:list>
      <text:p text:style-name="P52"/>
      <text:list xml:id="list201116022093759" text:continue-numbering="true" text:style-name="L1">
        <text:list-item>
          <text:p text:style-name="P51"><text:span text:style-name="T22">There are opinions that just eating your TDEE you can still gain muscles and burn fat at the same time (</text:span><text:a xlink:type="simple" xlink:href="https://www.healthline.com/nutrition/body-recomposition#how-it-works" text:style-name="Internet_20_link" text:visited-style-name="Visited_20_Internet_20_Link"><text:span text:style-name="T22">body recomposition</text:span></text:a><text:span text:style-name="T22">), however these are highly controversial and not considered optimal for building muscles. Since the body can’t turn fat deposits into muscle deposits this would mean that some of the food you eat gets stored as muscle while fat from deposits is used for other things such as heat. </text:span><text:span text:style-name="T3">These needs refs</text:span><text:span text:style-name="T22">. </text:span></text:p>
        </text:list-item>
      </text:list>
      <text:p text:style-name="P52"/>
      <text:list xml:id="list201116602705284" text:continue-numbering="true" text:style-name="L1">
        <text:list-item>
          <text:p text:style-name="P64">If you just want to lose weight without building muscles, I would recommend to still hit your BMR value and do extra cardio to be at a deficit (your TDEE will be higher than your intake). This is so you don’t mess up your thermogenesis. <text:span text:style-name="T32">It also felt like the only sustainable solution to me, not eating enough makes you feel tired and dizzy throughout the day, while a diet where I was eating 2,000kcal a day and doing extra cardio didn’t make my life harder and I could’ve done it forever.</text:span></text:p>
        </text:list-item>
      </text:list>
      <text:p text:style-name="P65"/>
      <text:list xml:id="list201115239881928" text:continue-numbering="true" text:style-name="L1">
        <text:list-item>
          <text:p text:style-name="P63">From experience it’s really important to track everything – estimating caloric intake could lead to big errors and tracking weight is a huge motivation boost for me. This is what makes the difference for me between sticking to my diet and not.</text:p>
        </text:list-item>
      </text:list>
      <text:p text:style-name="P65"/>
      <text:list xml:id="list201114796447645" text:continue-numbering="true" text:style-name="L1">
        <text:list-item>
          <text:p text:style-name="P71">Supplements: if you just want to stay fit you don’t need any. If you want to build and maintain muscles, some supplements are believed to make a difference. Normally people recommend using <text:a xlink:type="simple" xlink:href="https://en.wikipedia.org/wiki/Branched-chain_amino_acid" text:style-name="Internet_20_link" text:visited-style-name="Visited_20_Internet_20_Link">branched-chain amino acids</text:a> (BCAA), <text:a xlink:type="simple" xlink:href="https://en.wikipedia.org/wiki/Creatine" text:style-name="Internet_20_link" text:visited-style-name="Visited_20_Internet_20_Link">creatine</text:a> and maybe <text:a xlink:type="simple" xlink:href="https://en.wikipedia.org/wiki/Glutamine" text:style-name="Internet_20_link" text:visited-style-name="Visited_20_Internet_20_Link">glutamine</text:a> supplements. BCAA are a type of protein that helps with muscle growth. <text:span text:style-name="T33">The amount of BCAA you should take depends on how much protein you already get in a day. Normally you buy protein powder (e.g. from </text:span><text:a xlink:type="simple" xlink:href="https://www.amazon.co.uk/Optimum-Nutrition-Standard-Protein-Glutamine/dp/B002DYIZH6/" text:style-name="Internet_20_link" text:visited-style-name="Visited_20_Internet_20_Link"><text:span text:style-name="T33">Optimum Nutrition</text:span></text:a><text:span text:style-name="T33">) that has BCAA and you take 1 scoop every day in your protein shake, for example after workout. This protein powder will also contain glutamine so you don’t have to worry about that either. Creatine is supposed to help increase your strength and overall performance doing exercises. Several papers showed this – </text:span><text:span text:style-name="T5">this needs ref</text:span><text:span text:style-name="T33">. The amount of protein you need in a day is 3 – 5g. I would take it after exercise with my protein shake. It is also believed it takes around 2 weeks to see the effect of creatine, and since people want to see the effects faster they do something called </text:span><text:a xlink:type="simple" xlink:href="https://www.healthline.com/nutrition/creatine-loading-phase" text:style-name="Internet_20_link" text:visited-style-name="Visited_20_Internet_20_Link"><text:span text:style-name="T33">creatine loading</text:span></text:a><text:span text:style-name="T33"> – taking 20g of creatine every day for 5-7 days, then going back to 3g.</text:span></text:p>
        </text:list-item>
      </text:list>
      <text:p text:style-name="P73"/>
      <text:list xml:id="list201115668754782" text:continue-numbering="true" text:style-name="L1">
        <text:list-item>
          <text:p text:style-name="P74">There is a bunch of other supplements that people use (like multivitamins), not sure which ones work or not – <text:span text:style-name="T2">this needs refs</text:span>.</text:p>
          <text:p text:style-name="P70"/>
        </text:list-item>
        <text:list-item>
          <text:p text:style-name="P72">I haven’t noticed <text:span text:style-name="T34">supplements having </text:span>big differences on me but I’ve never tested this properly.</text:p>
          <text:p text:style-name="P72"/>
        </text:list-item>
        <text:list-item>
          <text:p text:style-name="P75">Some people also take “pre-workout” drinks. This usually contains caffeine <text:span text:style-name="T36">to</text:span> give you energy and a bunch of other stuff, like small amounts of creatine and some carbs. <text:span text:style-name="T35">I personally don’t feel the need for pre-workout drinks but if you struggle finding energy to do your exercises maybe this is something for you. One thing I would pay attention to is that some pre-workout drinks have insane amount of caffeine (like 10+ cups of coffee) which will mess you up, I would never drink such pre-workouts.</text:span></text:p>
        </text:list-item>
      </text:list>
      <text:p text:style-name="P76"/>
      <text:list xml:id="list201114769260054" text:continue-numbering="true" text:style-name="L1">
        <text:list-item>
          <text:p text:style-name="P77">Steroids: testosterone (the male hormone) plays an important part in muscle growth. <text:span text:style-name="T37">It is believed that taking external testosterone – also referred to as </text:span><text:a xlink:type="simple" xlink:href="https://www.nhs.uk/conditions/anabolic-steroid-misuse/" text:style-name="Internet_20_link" text:visited-style-name="Visited_20_Internet_20_Link"><text:span text:style-name="T37">anabolic steroid</text:span></text:a><text:span text:style-name="T37"> (e.g. by injecting it into your muscles) speeds up the muscle growth process by a big factor (some people say up to 10 times faster). However, this has serious side effects and could be lethal. Some of the side effects of injecting testosterone are infertility and shrunken testicles for </text:span><text:soft-page-break/><text:span text:style-name="T37">men (your body will produce less testosterone since you are injecting external one). You can get a decent physique without testosterone and I would recommend against it.</text:span></text:p>
        </text:list-item>
      </text:list>
      <text:p text:style-name="P1"/>
      <text:p text:style-name="P3">Cooking</text:p>
      <text:p text:style-name="P1"/>
      <text:p text:style-name="P6">Workout</text:p>
      <text:p text:style-name="P1"/>
      <text:p text:style-name="P4">Sources</text:p>
      <text:p text:style-name="P4"/>
      <text:list xml:id="list4585249767983104949" text:style-name="L2">
        <text:list-item>
          <text:p text:style-name="P56"><text:a xlink:type="simple" xlink:href="https://www.wikipedia.org/" text:style-name="Internet_20_link" text:visited-style-name="Visited_20_Internet_20_Link"><text:span text:style-name="T24">https://www.wikipedia.org/</text:span></text:a></text:p>
        </text:list-item>
        <text:list-item>
          <text:p text:style-name="P54"><text:a xlink:type="simple" xlink:href="https://www.ncbi.nlm.nih.gov/pubmed/" text:style-name="Internet_20_link" text:visited-style-name="Visited_20_Internet_20_Link">https://www.ncbi.nlm.nih.gov/pubmed/</text:a></text:p>
        </text:list-item>
        <text:list-item>
          <text:p text:style-name="P55"><text:a xlink:type="simple" xlink:href="https://www.youtube.com/user/VitruvianPhysique" text:style-name="Internet_20_link" text:visited-style-name="Visited_20_Internet_20_Link">https://www.youtube.com/user/VitruvianPhysique</text:a></text:p>
        </text:list-item>
        <text:list-item>
          <text:p text:style-name="P55"><text:a xlink:type="simple" xlink:href="https://www.youtube.com/user/JDCav24/videos" text:style-name="Internet_20_link" text:visited-style-name="Visited_20_Internet_20_Link">https://www.youtube.com/user/JDCav24/videos</text:a></text:p>
        </text:list-item>
        <text:list-item>
          <text:p text:style-name="P55"><text:a xlink:type="simple" xlink:href="https://scholar.google.co.uk/" text:style-name="Internet_20_link" text:visited-style-name="Visited_20_Internet_20_Link">https://scholar.google.co.uk</text:a> <text:span text:style-name="T24"><text:s/></text:span></text:p>
        </text:list-item>
      </text:list>
      <text:p text:style-name="P1"/>
      <text:p text:style-name="P5">Books</text:p>
      <text:p text:style-name="P5"/>
      <text:list xml:id="list6155012604206481438" text:style-name="L3">
        <text:list-item>
          <text:p text:style-name="P57">Starting Strength – <text:a xlink:type="simple" xlink:href="https://www.amazon.com/Starting-Strength-Mark-Rippetoe-ebook/dp/B006XJR5ZA/" text:style-name="Internet_20_link" text:visited-style-name="Visited_20_Internet_20_Link">1</text:a></text:p>
        </text:list-item>
        <text:list-item>
          <text:p text:style-name="P57">Practical Programming for Strength Training – <text:a xlink:type="simple" xlink:href="https://www.amazon.com/Practical-Programming-Strength-Training-Rippetoe-ebook/dp/B00IU8YETW" text:style-name="Internet_20_link" text:visited-style-name="Visited_20_Internet_20_Link">1</text:a> </text:p>
        </text:list-item>
        <text:list-item>
          <text:p text:style-name="P57">Health/Fitness Instructor's Handbook – <text:a xlink:type="simple" xlink:href="https://eric.ed.gov/?id=ED282830" text:style-name="Internet_20_link" text:visited-style-name="Visited_20_Internet_20_Link">1</text:a>, <text:a xlink:type="simple" xlink:href="https://www.amazon.co.uk/Health-Fitness-Instructors-Handbook-Edward/dp/0873229584" text:style-name="Internet_20_link" text:visited-style-name="Visited_20_Internet_20_Link">2</text:a></text:p>
        </text:list-item>
        <text:list-item>
          <text:p text:style-name="P57">Bodybuilding: A Scientific Approach – <text:a xlink:type="simple" xlink:href="https://www.amazon.co.uk/Bodybuilding-Scientific-Frederick-Hatfield-Ph-D/dp/150560754X" text:style-name="Internet_20_link" text:visited-style-name="Visited_20_Internet_20_Link">1</text:a> </text:p>
        </text:list-item>
        <text:list-item>
          <text:p text:style-name="P57">Biochemistry for Sport and Exercise Metabolism – <text:a xlink:type="simple" xlink:href="https://www.amazon.com/Biochemistry-Sport-Exercise-Metabolism-SportTexts/dp/0470091851/" text:style-name="Internet_20_link" text:visited-style-name="Visited_20_Internet_20_Link">1</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6T20:57:23.940979596</meta:creation-date>
    <dc:date>2020-05-13T20:11:14.655114833</dc:date>
    <meta:editing-duration>PT7H45M13S</meta:editing-duration>
    <meta:editing-cycles>51</meta:editing-cycles>
    <meta:generator>LibreOffice/5.2.7.2$Linux_X86_64 LibreOffice_project/20m0$Build-2</meta:generator>
    <meta:document-statistic meta:table-count="0" meta:image-count="0" meta:object-count="12" meta:page-count="6" meta:paragraph-count="112" meta:word-count="2697" meta:character-count="14840" meta:non-whitespace-character-count="12283"/>
  </office:meta>
</office:document-meta>
</file>

<file path=Object 1/content.xml><?xml version="1.0" encoding="utf-8"?>
<math xmlns="http://www.w3.org/1998/Math/MathML" display="block">
  <semantics>
    <mrow>
      <mn>13.7516</mn>
      <mrow>
        <mi>m</mi>
        <mo stretchy="false">+</mo>
        <mn>5.0033</mn>
      </mrow>
      <mrow>
        <mi>h</mi>
        <mo stretchy="false">−</mo>
        <mn>6.7550</mn>
      </mrow>
      <mrow>
        <mi>a</mi>
        <mo stretchy="false">+</mo>
        <mn>66.4730</mn>
      </mrow>
    </mrow>
    <annotation encoding="StarMath 5.0">13.7516m + 5.0033h - 6.7550a + 66.4730</annotation>
  </semantics>
</math>
</file>

<file path=Object 10/content.xml><?xml version="1.0" encoding="utf-8"?>
<math xmlns="http://www.w3.org/1998/Math/MathML" display="block">
  <semantics>
    <mrow>
      <mi mathvariant="italic">grams</mi>
      <mi mathvariant="italic">of</mi>
      <mrow>
        <mi mathvariant="italic">carbs</mi>
        <mo stretchy="false">=</mo>
        <mrow>
          <mrow>
            <mo fence="true" stretchy="false">(</mo>
            <mrow>
              <mrow>
                <mn>0.4</mn>
                <mo stretchy="false">⋅</mo>
                <mn>2000</mn>
              </mrow>
            </mrow>
            <mo fence="true" stretchy="false">)</mo>
          </mrow>
          <mo stretchy="false">/</mo>
          <mn>5.5</mn>
        </mrow>
        <mo stretchy="false">=</mo>
        <mn>145.5</mn>
      </mrow>
    </mrow>
    <annotation encoding="StarMath 5.0">grams of carbs = (0.4 cdot 2000) / 5.5 = 145.5</annotation>
  </semantics>
</math>
</file>

<file path=Object 11/content.xml><?xml version="1.0" encoding="utf-8"?>
<math xmlns="http://www.w3.org/1998/Math/MathML" display="block">
  <semantics>
    <mrow>
      <mi mathvariant="italic">grams</mi>
      <mi mathvariant="italic">of</mi>
      <mrow>
        <mi mathvariant="italic">fat</mi>
        <mo stretchy="false">=</mo>
        <mrow>
          <mrow>
            <mo fence="true" stretchy="false">(</mo>
            <mrow>
              <mrow>
                <mn>0.3</mn>
                <mo stretchy="false">⋅</mo>
                <mn>2000</mn>
              </mrow>
            </mrow>
            <mo fence="true" stretchy="false">)</mo>
          </mrow>
          <mo stretchy="false">/</mo>
          <mn>5.5</mn>
        </mrow>
        <mo stretchy="false">=</mo>
        <mn>109</mn>
      </mrow>
    </mrow>
    <annotation encoding="StarMath 5.0">grams of fat = (0.3 cdot 2000) / 5.5 = 109</annotation>
  </semantics>
</math>
</file>

<file path=Object 12/content.xml><?xml version="1.0" encoding="utf-8"?>
<math xmlns="http://www.w3.org/1998/Math/MathML" display="block">
  <semantics>
    <mrow>
      <mi mathvariant="italic">grams</mi>
      <mi mathvariant="italic">of</mi>
      <mrow>
        <mi mathvariant="italic">fat</mi>
        <mo stretchy="false">=</mo>
        <mrow>
          <mrow>
            <mo fence="true" stretchy="false">(</mo>
            <mrow>
              <mrow>
                <mn>0.3</mn>
                <mo stretchy="false">⋅</mo>
                <mn>2000</mn>
              </mrow>
            </mrow>
            <mo fence="true" stretchy="false">)</mo>
          </mrow>
          <mo stretchy="false">/</mo>
          <mn>5.5</mn>
        </mrow>
        <mo stretchy="false">=</mo>
        <mn>109</mn>
      </mrow>
    </mrow>
    <annotation encoding="StarMath 5.0">grams of fat = (0.3 cdot 2000) / 5.5 = 109</annotation>
  </semantics>
</math>
</file>

<file path=Object 2/content.xml><?xml version="1.0" encoding="utf-8"?>
<math xmlns="http://www.w3.org/1998/Math/MathML" display="block">
  <semantics>
    <mrow>
      <mn>13.397</mn>
      <mrow>
        <mi>m</mi>
        <mo stretchy="false">+</mo>
        <mn>4.799</mn>
      </mrow>
      <mrow>
        <mi>h</mi>
        <mo stretchy="false">−</mo>
        <mn>5.677</mn>
      </mrow>
      <mrow>
        <mi>a</mi>
        <mo stretchy="false">+</mo>
        <mn>88.362</mn>
      </mrow>
    </mrow>
    <annotation encoding="StarMath 5.0">13.397m + 4.799h - 5.677a + 88.362</annotation>
  </semantics>
</math>
</file>

<file path=Object 3/content.xml><?xml version="1.0" encoding="utf-8"?>
<math xmlns="http://www.w3.org/1998/Math/MathML" display="block">
  <semantics>
    <mrow>
      <mn>10</mn>
      <mrow>
        <mi>m</mi>
        <mo stretchy="false">+</mo>
        <mn>6.25</mn>
      </mrow>
      <mrow>
        <mi>h</mi>
        <mo stretchy="false">−</mo>
        <mn>5</mn>
      </mrow>
      <mrow>
        <mi>a</mi>
        <mo stretchy="false">+</mo>
        <mn>5</mn>
      </mrow>
    </mrow>
    <annotation encoding="StarMath 5.0">10m + 6.25h - 5a + 5</annotation>
  </semantics>
</math>
</file>

<file path=Object 4/content.xml><?xml version="1.0" encoding="utf-8"?>
<math xmlns="http://www.w3.org/1998/Math/MathML" display="block">
  <semantics>
    <mrow>
      <mn>370</mn>
      <mo stretchy="false">+</mo>
      <mrow>
        <mo fence="true" stretchy="false">(</mo>
        <mrow>
          <mrow>
            <mn>21.6</mn>
            <mrow>
              <mi>m</mi>
              <mo stretchy="false">∗</mo>
              <mrow>
                <mo fence="true" stretchy="false">(</mo>
                <mrow>
                  <mrow>
                    <mn>1</mn>
                    <mo stretchy="false">−</mo>
                    <mrow>
                      <mi>f</mi>
                      <mo stretchy="false">/</mo>
                      <mn>100</mn>
                    </mrow>
                  </mrow>
                </mrow>
                <mo fence="true" stretchy="false">)</mo>
              </mrow>
            </mrow>
          </mrow>
        </mrow>
        <mo fence="true" stretchy="false">)</mo>
      </mrow>
    </mrow>
    <annotation encoding="StarMath 5.0">370 + (21.6 m * (1 - f/100))</annotation>
  </semantics>
</math>
</file>

<file path=Object 5/content.xml><?xml version="1.0" encoding="utf-8"?>
<math xmlns="http://www.w3.org/1998/Math/MathML" display="block">
  <semantics>
    <mrow>
      <mn>10</mn>
      <mrow>
        <mi>m</mi>
        <mo stretchy="false">+</mo>
        <mn>6.25</mn>
      </mrow>
      <mrow>
        <mi>h</mi>
        <mo stretchy="false">−</mo>
        <mn>5</mn>
      </mrow>
      <mrow>
        <mi>a</mi>
        <mo stretchy="false">−</mo>
        <mn>161</mn>
      </mrow>
    </mrow>
    <annotation encoding="StarMath 5.0">10m + 6.25h - 5a - 161</annotation>
  </semantics>
</math>
</file>

<file path=Object 6/content.xml><?xml version="1.0" encoding="utf-8"?>
<math xmlns="http://www.w3.org/1998/Math/MathML" display="block">
  <semantics>
    <mrow>
      <mi mathvariant="italic">grams</mi>
      <mi mathvariant="italic">of</mi>
      <mrow>
        <mi mathvariant="italic">carbs</mi>
        <mo stretchy="false">=</mo>
        <mi>c</mi>
      </mrow>
      <mfrac>
        <mi>T</mi>
        <mrow>
          <mn>4</mn>
          <mrow>
            <mi>c</mi>
            <mo stretchy="false">+</mo>
            <mn>9</mn>
          </mrow>
          <mrow>
            <mi>f</mi>
            <mo stretchy="false">+</mo>
            <mn>4</mn>
          </mrow>
          <mi>p</mi>
        </mrow>
      </mfrac>
    </mrow>
    <annotation encoding="StarMath 5.0">grams of carbs = c {T} over {4c + 9f + 4p} </annotation>
  </semantics>
</math>
</file>

<file path=Object 7/content.xml><?xml version="1.0" encoding="utf-8"?>
<math xmlns="http://www.w3.org/1998/Math/MathML" display="block">
  <semantics>
    <mrow>
      <mi mathvariant="italic">grams</mi>
      <mi mathvariant="italic">of</mi>
      <mrow>
        <mi mathvariant="italic">fat</mi>
        <mo stretchy="false">=</mo>
        <mi>f</mi>
      </mrow>
      <mfrac>
        <mi>T</mi>
        <mrow>
          <mn>4</mn>
          <mrow>
            <mi>c</mi>
            <mo stretchy="false">+</mo>
            <mn>9</mn>
          </mrow>
          <mrow>
            <mi>f</mi>
            <mo stretchy="false">+</mo>
            <mn>4</mn>
          </mrow>
          <mi>p</mi>
        </mrow>
      </mfrac>
    </mrow>
    <annotation encoding="StarMath 5.0">grams of fat = f {T} over {4c + 9f + 4p} </annotation>
  </semantics>
</math>
</file>

<file path=Object 8/content.xml><?xml version="1.0" encoding="utf-8"?>
<math xmlns="http://www.w3.org/1998/Math/MathML" display="block">
  <semantics>
    <mrow>
      <mi mathvariant="italic">grams</mi>
      <mi mathvariant="italic">of</mi>
      <mrow>
        <mi mathvariant="italic">protein</mi>
        <mo stretchy="false">=</mo>
        <mi>p</mi>
      </mrow>
      <mfrac>
        <mi>T</mi>
        <mrow>
          <mn>4</mn>
          <mrow>
            <mi>c</mi>
            <mo stretchy="false">+</mo>
            <mn>9</mn>
          </mrow>
          <mrow>
            <mi>f</mi>
            <mo stretchy="false">+</mo>
            <mn>4</mn>
          </mrow>
          <mi>p</mi>
        </mrow>
      </mfrac>
    </mrow>
    <annotation encoding="StarMath 5.0">grams of protein = p {T} over {4c + 9f + 4p} </annotation>
  </semantics>
</math>
</file>

<file path=Object 9/content.xml><?xml version="1.0" encoding="utf-8"?>
<math xmlns="http://www.w3.org/1998/Math/MathML" display="block">
  <semantics>
    <mrow>
      <mn>4</mn>
      <mrow>
        <mi>c</mi>
        <mo stretchy="false">+</mo>
        <mn>9</mn>
      </mrow>
      <mrow>
        <mi>f</mi>
        <mo stretchy="false">+</mo>
        <mn>4</mn>
      </mrow>
      <mrow>
        <mi>p</mi>
        <mo stretchy="false">=</mo>
        <mrow>
          <mrow>
            <mn>4</mn>
            <mo stretchy="false">⋅</mo>
            <mn>0.4</mn>
          </mrow>
          <mo stretchy="false">+</mo>
          <mrow>
            <mn>9</mn>
            <mo stretchy="false">⋅</mo>
            <mn>0.3</mn>
          </mrow>
          <mo stretchy="false">+</mo>
          <mrow>
            <mn>4</mn>
            <mo stretchy="false">⋅</mo>
            <mn>0.3</mn>
          </mrow>
        </mrow>
        <mo stretchy="false">=</mo>
        <mn>5.5</mn>
      </mrow>
    </mrow>
    <annotation encoding="StarMath 5.0">4c + 9f + 4p = 4 cdot 0.4 + 9 cdot 0.3 + 4 cdot 0.3 = 5.5 </annotation>
  </semantics>
</math>
</file>